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5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ructions</text:p>
          </table:table-cell>
          <table:table-cell office:value-type="float" office:value="116790005633" calcext:value-type="float">
            <text:p>116790005633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84412190937" calcext:value-type="float">
            <text:p>84412190937</text:p>
          </table:table-cell>
        </table:table-row>
        <table:table-row table:style-name="ro1">
          <table:table-cell office:value-type="string" calcext:value-type="string">
            <text:p>L1-dcache-loads</text:p>
          </table:table-cell>
          <table:table-cell office:value-type="float" office:value="32741332514" calcext:value-type="float">
            <text:p>32741332514</text:p>
          </table:table-cell>
        </table:table-row>
        <table:table-row table:style-name="ro1">
          <table:table-cell office:value-type="string" calcext:value-type="string">
            <text:p>L1-dcache-load-misses</text:p>
          </table:table-cell>
          <table:table-cell office:value-type="float" office:value="426160330" calcext:value-type="float">
            <text:p>426160330</text:p>
          </table:table-cell>
        </table:table-row>
        <table:table-row table:style-name="ro1">
          <table:table-cell office:value-type="string" calcext:value-type="string">
            <text:p>dTLB-load-misses</text:p>
          </table:table-cell>
          <table:table-cell office:value-type="float" office:value="131462396" calcext:value-type="float">
            <text:p>131462396</text:p>
          </table:table-cell>
        </table:table-row>
        <table:table-row table:style-name="ro1">
          <table:table-cell office:value-type="string" calcext:value-type="string">
            <text:p>cache-references</text:p>
          </table:table-cell>
          <table:table-cell office:value-type="float" office:value="303877236" calcext:value-type="float">
            <text:p>303877236</text:p>
          </table:table-cell>
        </table:table-row>
        <table:table-row table:style-name="ro1">
          <table:table-cell office:value-type="string" calcext:value-type="string">
            <text:p>branch-misses</text:p>
          </table:table-cell>
          <table:table-cell office:value-type="float" office:value="298222634" calcext:value-type="float">
            <text:p>298222634</text:p>
          </table:table-cell>
        </table:table-row>
        <table:table-row table:style-name="ro1">
          <table:table-cell office:value-type="string" calcext:value-type="string">
            <text:p>branch-instructions</text:p>
          </table:table-cell>
          <table:table-cell office:value-type="float" office:value="27350737339" calcext:value-type="float">
            <text:p>27350737339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27.586003156" calcext:value-type="float">
            <text:p>27.586003156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nstructions per cycle</text:p>
          </table:table-cell>
          <table:table-cell table:formula="of:=[.B1]/[.B2]" office:value-type="float" office:value="1.3835679933976" calcext:value-type="float">
            <text:p>1.3835679934</text:p>
          </table:table-cell>
        </table:table-row>
        <table:table-row table:style-name="ro1">
          <table:table-cell office:value-type="string" calcext:value-type="string">
            <text:p>L1 cache miss ratio</text:p>
          </table:table-cell>
          <table:table-cell table:formula="of:=([.B4]/[.B3])" office:value-type="float" office:value="0.0130159739166931" calcext:value-type="float">
            <text:p>0.0130159739</text:p>
          </table:table-cell>
        </table:table-row>
        <table:table-row table:style-name="ro1">
          <table:table-cell office:value-type="string" calcext:value-type="string">
            <text:p>L1 cache miss rate PTI</text:p>
          </table:table-cell>
          <table:table-cell table:formula="of:=[.B4]/([.B1]/1000)" office:value-type="float" office:value="3.64894519603983" calcext:value-type="float">
            <text:p>3.648945196</text:p>
          </table:table-cell>
        </table:table-row>
        <table:table-row table:style-name="ro1">
          <table:table-cell office:value-type="string" calcext:value-type="string">
            <text:p>Data TLB miss ratio</text:p>
          </table:table-cell>
          <table:table-cell table:formula="of:=[.B5]/[.B6]" office:value-type="float" office:value="0.432616795290319" calcext:value-type="float">
            <text:p>0.4326167953</text:p>
          </table:table-cell>
        </table:table-row>
        <table:table-row table:style-name="ro1">
          <table:table-cell office:value-type="string" calcext:value-type="string">
            <text:p>Data TLB miss rate PTI</text:p>
          </table:table-cell>
          <table:table-cell table:formula="of:=[.B5]/([.B1]/1000)" office:value-type="float" office:value="1.12563053051908" calcext:value-type="float">
            <text:p>1.1256305305</text:p>
          </table:table-cell>
        </table:table-row>
        <table:table-row table:style-name="ro1">
          <table:table-cell office:value-type="string" calcext:value-type="string">
            <text:p>Branch mispredict ratio</text:p>
          </table:table-cell>
          <table:table-cell table:formula="of:=[.B7]/[.B8]" office:value-type="float" office:value="0.0109036414742193" calcext:value-type="float">
            <text:p>0.0109036415</text:p>
          </table:table-cell>
        </table:table-row>
        <table:table-row table:style-name="ro1">
          <table:table-cell office:value-type="string" calcext:value-type="string">
            <text:p>Branch mispredict rate PTI</text:p>
          </table:table-cell>
          <table:table-cell table:formula="of:=([.B7]/([.B1]/1000))" office:value-type="float" office:value="2.55349447398035" calcext:value-type="float">
            <text:p>2.55349447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0 * instrucoes por ciclo</text:p>
          </table:table-cell>
          <table:table-cell table:formula="of:=[.B12]*100" office:value-type="float" office:value="138.35679933976" calcext:value-type="float">
            <text:p>138.3567993398</text:p>
          </table:table-cell>
        </table:table-row>
        <table:table-row table:style-name="ro1">
          <table:table-cell office:value-type="string" calcext:value-type="string">
            <text:p>100 / media negativos</text:p>
          </table:table-cell>
          <table:table-cell table:formula="of:=100/AVERAGE([.B13:.B18])" office:value-type="float" office:value="77.0751856792838" calcext:value-type="float">
            <text:p>77.075185679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ntuacao (média entre A20, A21) / B9</text:p>
          </table:table-cell>
          <table:table-cell table:formula="of:=AVERAGE([.B20:.B21])/[.B9]" office:value-type="float" office:value="3.90473356725088" calcext:value-type="float">
            <text:p>3.90473356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9:33:21.928015180</meta:creation-date>
    <dc:date>2017-03-15T19:45:21.121205650</dc:date>
    <meta:editing-duration>PT11M58S</meta:editing-duration>
    <meta:editing-cycles>2</meta:editing-cycles>
    <meta:generator>LibreOffice/5.1.4.2$Linux_X86_64 LibreOffice_project/10m0$Build-2</meta:generator>
    <meta:document-statistic meta:table-count="1" meta:cell-count="38" meta:object-count="0"/>
  </office:meta>
</office:document-meta>
</file>